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3.073cm"/>
    </style:style>
    <style:style style:name="co4" style:family="table-column">
      <style:table-column-properties fo:break-before="auto" style:column-width="3.053cm"/>
    </style:style>
    <style:style style:name="co5" style:family="table-column">
      <style:table-column-properties fo:break-before="auto" style:column-width="6.489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5.1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onfiguration-Akte-Etikett" table:style-name="ta1">
        <table:table-column table:style-name="co1" table:default-cell-style-name="ce1"/>
        <table:table-row table:style-name="ro1">
          <table:table-cell office:value-type="string" calcext:value-type="string">
            <text:p>Etikettenname</text:p>
          </table:table-cell>
        </table:table-row>
      </table:table>
      <table:table table:name="Konfiguration-Adresse-Etikett" table:style-name="ta1">
        <table:table-column table:style-name="co1" table:default-cell-style-name="ce1"/>
        <table:table-row table:style-name="ro1">
          <table:table-cell office:value-type="string" calcext:value-type="string">
            <text:p>Etikettenname</text:p>
          </table:table-cell>
        </table:table-row>
      </table:table>
      <table:table table:name="Konfiguration-Dokument-Etikett" table:style-name="ta1">
        <table:table-column table:style-name="co1" table:default-cell-style-name="ce1"/>
        <table:table-row table:style-name="ro1">
          <table:table-cell office:value-type="string" calcext:value-type="string">
            <text:p>Etikettenname</text:p>
          </table:table-cell>
        </table:table-row>
      </table:table>
      <table:table table:name="Konfiguration-Akte-EigeneFelder" table:style-name="ta1">
        <table:table-column table:style-name="co2" table:number-columns-repeated="3" table:default-cell-style-name="ce1"/>
        <table:table-row table:style-name="ro1">
          <table:table-cell office:value-type="string" calcext:value-type="string">
            <text:p>Eigenes Feld 1</text:p>
          </table:table-cell>
          <table:table-cell office:value-type="string" calcext:value-type="string">
            <text:p>Eigenes Feld 2</text:p>
          </table:table-cell>
          <table:table-cell office:value-type="string" calcext:value-type="string">
            <text:p>Eigenes Feld 3</text:p>
          </table:table-cell>
        </table:table-row>
      </table:table>
      <table:table table:name="Konfiguration-Adresse-EigeneFelder" table:style-name="ta1">
        <table:table-column table:style-name="co2" table:number-columns-repeated="3" table:default-cell-style-name="ce1"/>
        <table:table-row table:style-name="ro1">
          <table:table-cell office:value-type="string" calcext:value-type="string">
            <text:p>Eigenes Feld 1</text:p>
          </table:table-cell>
          <table:table-cell office:value-type="string" calcext:value-type="string">
            <text:p>Eigenes Feld 2</text:p>
          </table:table-cell>
          <table:table-cell office:value-type="string" calcext:value-type="string">
            <text:p>Eigenes Feld 3</text:p>
          </table:table-cell>
        </table:table-row>
      </table:table>
      <table:table table:name="Konfiguration-Beteiligte-EigeneFelder" table:style-name="ta1">
        <table:table-column table:style-name="co2" table:number-columns-repeated="3" table:default-cell-style-name="ce1"/>
        <table:table-row table:style-name="ro1">
          <table:table-cell office:value-type="string" calcext:value-type="string">
            <text:p>Eigenes Feld 1</text:p>
          </table:table-cell>
          <table:table-cell office:value-type="string" calcext:value-type="string">
            <text:p>Eigenes Feld 2</text:p>
          </table:table-cell>
          <table:table-cell office:value-type="string" calcext:value-type="string">
            <text:p>Eigenes Feld 3</text:p>
          </table:table-cell>
        </table:table-row>
      </table:table>
      <table:table table:name="Konfiguration-Beteiligte-Beteiligtentypen" table:style-name="ta1">
        <table:table-column table:style-name="co2" table:number-columns-repeated="3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Platzhalter</text:p>
          </table:table-cell>
          <table:table-cell office:value-type="string" calcext:value-type="string">
            <text:p>Farbwert</text:p>
          </table:table-cell>
          <table:table-cell office:value-type="string" calcext:value-type="string">
            <text:p>Sequenznummer</text:p>
          </table:table-cell>
        </table:table-row>
      </table:table>
      <table:table table:name="Konfiguration-Kalender-Ereignisvorlagen" table:style-name="ta1"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zweiten Eintrag automatisch erstellen</text:p>
          </table:table-cell>
          <table:table-cell office:value-type="string" calcext:value-type="string">
            <text:p>Name zweiter Eintrag</text:p>
          </table:table-cell>
          <table:table-cell office:value-type="string" calcext:value-type="string">
            <text:p>Beschreibung zweiter Eintrag</text:p>
          </table:table-cell>
          <table:table-cell office:value-type="string" calcext:value-type="string">
            <text:p>Versatz in Tag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2T15:58:10.699244128</dc:date>
    <dc:creator>Jens Kutschke</dc:creator>
    <meta:editing-duration>PT3H23M14S</meta:editing-duration>
    <meta:editing-cycles>13</meta:editing-cycles>
    <meta:generator>LibreOffice/7.3.7.2$Linux_X86_64 LibreOffice_project/30$Build-2</meta:generator>
    <meta:document-statistic meta:table-count="8" meta:cell-count="22" meta:object-count="0"/>
  </office:meta>
</office:document-meta>
</file>